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fo:line-height="100%"/>
      <style:text-properties fo:color="#000000" style:font-name="Consolas" fo:font-size="10.5pt" fo:font-weight="normal" fo:background-color="#000000"/>
    </style:style>
    <style:style style:name="P4" style:family="paragraph" style:parent-style-name="Standard">
      <style:paragraph-properties fo:line-height="100%"/>
      <style:text-properties fo:color="#000000" style:font-name="Consolas" fo:font-size="14pt" fo:font-style="italic" style:text-underline-style="solid" style:text-underline-width="auto" style:text-underline-color="font-color" fo:font-weight="bold" officeooo:rsid="0000677d" officeooo:paragraph-rsid="0000677d" fo:background-color="#fffff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fo:color="#000000" style:font-name="Consolas" fo:font-size="16pt" fo:font-style="italic" style:text-underline-style="solid" style:text-underline-width="auto" style:text-underline-color="font-color" fo:font-weight="bold" officeooo:rsid="0001a6b4" officeooo:paragraph-rsid="0001a6b4" fo:background-color="#fffff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7" style:family="paragraph" style:parent-style-name="Standard">
      <style:paragraph-properties style:line-height-at-least="0.198in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0289e2" officeooo:paragraph-rsid="000289e2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in" fo:margin-bottom="0.1965in" loext:contextual-spacing="false" fo:line-height="100%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style:line-height-at-least="0.198in"/>
    </style:style>
    <style:style style:name="P1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T1" style:family="text">
      <style:text-properties fo:color="#0000ff"/>
    </style:style>
    <style:style style:name="T2" style:family="text">
      <style:text-properties fo:color="#008080"/>
    </style:style>
    <style:style style:name="T3" style:family="text">
      <style:text-properties fo:color="#a31515"/>
    </style:style>
    <style:style style:name="T4" style:family="text">
      <style:text-properties fo:color="#001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ACT REDUX</text:p>
      <text:p text:style-name="P4">Map Dispatch To Properties</text:p>
      <text:p text:style-name="P3"/>
      <text:p text:style-name="P1">function mapDispatchToProps(dispatch) {</text:p>
      <text:p text:style-name="P1"><text:tab/>return {</text:p>
      <text:p text:style-name="P1"><text:tab/><text:tab/>submitNewMessage: function(msg) {</text:p>
      <text:p text:style-name="P1"><text:tab/><text:tab/><text:tab/>dispatch(addMessage(msg))</text:p>
      <text:p text:style-name="P1"><text:tab/><text:tab/>}</text:p>
      <text:p text:style-name="P1"><text:tab/>}</text:p>
      <text:p text:style-name="P1">}</text:p>
      <text:p text:style-name="P9"/>
      <text:p text:style-name="P3"/>
      <text:p text:style-name="Standard"/>
      <text:p text:style-name="Standard"/>
      <text:p text:style-name="P8">Extract Local State</text:p>
      <text:p text:style-name="P8"/>
      <text:p text:style-name="P2"><text:span text:style-name="T1"><text:tab/>const</text:span> <text:span text:style-name="T2">ADD</text:span> = <text:span text:style-name="T3">'ADD'</text:span>;</text:p>
      <text:p text:style-name="P7"><text:tab/></text:p>
      <text:p text:style-name="P2"><text:span text:style-name="T1"><text:tab/>const</text:span> <text:span text:style-name="T4">addMessage</text:span> = (<text:span text:style-name="T4">message</text:span>) =&gt; {</text:p>
      <text:p text:style-name="P2"><text:span text:style-name="T1"><text:tab/>return</text:span> {</text:p>
      <text:p text:style-name="P2"><text:span text:style-name="T4"><text:tab/>type</text:span>: <text:span text:style-name="T2">ADD</text:span>,</text:p>
      <text:p text:style-name="P2"><text:span text:style-name="T4"><text:tab/>message</text:span>: <text:span text:style-name="T4">message</text:span></text:p>
      <text:p text:style-name="P2"><text:tab/>}</text:p>
      <text:p text:style-name="P2"><text:tab/>};</text:p>
      <text:p text:style-name="P7"><text:tab/></text:p>
      <text:p text:style-name="P2"><text:span text:style-name="T1"><text:tab/>const</text:span> <text:span text:style-name="T4">messageReducer</text:span> = (<text:span text:style-name="T4">state</text:span> = [], <text:span text:style-name="T4">action</text:span>) =&gt; {</text:p>
      <text:p text:style-name="P2"><text:span text:style-name="T1"><text:tab/>switch</text:span> (<text:span text:style-name="T4">action</text:span>.<text:span text:style-name="T4">type</text:span>) {</text:p>
      <text:p text:style-name="P2"><text:span text:style-name="T1"><text:tab/>case</text:span> <text:span text:style-name="T2">ADD</text:span>:</text:p>
      <text:p text:style-name="P2"><text:span text:style-name="T1"><text:tab/>return</text:span> [</text:p>
      <text:p text:style-name="P2"><text:tab/>...<text:span text:style-name="T4">state</text:span>,</text:p>
      <text:p text:style-name="P2"><text:span text:style-name="T4"><text:tab/>action</text:span>.<text:span text:style-name="T4">message</text:span></text:p>
      <text:p text:style-name="P2"><text:tab/>];</text:p>
      <text:p text:style-name="P2"><text:span text:style-name="T1"><text:tab/>default</text:span>:</text:p>
      <text:p text:style-name="P2"><text:span text:style-name="T1"><text:tab/>return</text:span> <text:span text:style-name="T4">state</text:span>;</text:p>
      <text:p text:style-name="P2"><text:tab/>}</text:p>
      <text:p text:style-name="P2"><text:tab/>};</text:p>
      <text:p text:style-name="P7"><text:tab/></text:p>
      <text:p text:style-name="P2"><text:span text:style-name="T1"><text:tab/>const</text:span> <text:span text:style-name="T4">store</text:span> = <text:span text:style-name="T2">Redux</text:span>.<text:span text:style-name="T4">createStore</text:span>(<text:span text:style-name="T4">messageReducer</text:span>);</text:p>
      <text:p text:style-name="P7"><text:tab/></text:p>
      <text:p text:style-name="P2"><text:span text:style-name="T1"><text:tab/>const</text:span> <text:span text:style-name="T2">Provider</text:span> = <text:span text:style-name="T2">ReactRedux</text:span>.<text:span text:style-name="T2">Provider</text:span>;</text:p>
      <text:p text:style-name="P2"><text:span text:style-name="T1"><text:tab/>const</text:span> <text:span text:style-name="T4">connect</text:span> = <text:span text:style-name="T2">ReactRedux</text:span>.<text:span text:style-name="T4">connect</text:span>;</text:p>
      <text:p text:style-name="P7"><text:tab/></text:p>
      <text:p text:style-name="P2"><text:span text:style-name="T1"><text:tab/>class</text:span> <text:span text:style-name="T2">Presentational</text:span> <text:span text:style-name="T1">extends</text:span> <text:span text:style-name="T2">React</text:span>.<text:span text:style-name="T2">Component</text:span> {</text:p>
      <text:p text:style-name="P2"><text:span text:style-name="T1"><text:tab/>constructor</text:span>(<text:span text:style-name="T4">props</text:span>) {</text:p>
      <text:p text:style-name="P2"><text:span text:style-name="T1"><text:tab/>super</text:span>(<text:span text:style-name="T4">props</text:span>);</text:p>
      <text:p text:style-name="P2"><text:span text:style-name="T1"><text:tab/>this</text:span>.<text:span text:style-name="T4">state</text:span> = {</text:p>
      <text:p text:style-name="P2"><text:soft-page-break/><text:span text:style-name="T4"><text:tab/>input</text:span>: <text:span text:style-name="T3">''</text:span>,</text:p>
      <text:p text:style-name="P2"><text:tab/>}</text:p>
      <text:p text:style-name="P2"><text:span text:style-name="T1"><text:tab/>this</text:span>.<text:span text:style-name="T4">handleChange</text:span> = <text:span text:style-name="T1">this</text:span>.<text:span text:style-name="T4">handleChange</text:span>.<text:span text:style-name="T4">bind</text:span>(<text:span text:style-name="T1">this</text:span>);</text:p>
      <text:p text:style-name="P2"><text:span text:style-name="T1"><text:tab/>this</text:span>.<text:span text:style-name="T4">submitMessage</text:span> = <text:span text:style-name="T1">this</text:span>.<text:span text:style-name="T4">submitMessage</text:span>.<text:span text:style-name="T4">bind</text:span>(<text:span text:style-name="T1">this</text:span>);</text:p>
      <text:p text:style-name="P2"><text:tab/>}</text:p>
      <text:p text:style-name="P2"><text:span text:style-name="T4"><text:tab/>handleChange</text:span>(<text:span text:style-name="T4">event</text:span>) {</text:p>
      <text:p text:style-name="P2"><text:span text:style-name="T1"><text:tab/>this</text:span>.<text:span text:style-name="T4">setState</text:span>({</text:p>
      <text:p text:style-name="P2"><text:span text:style-name="T4"><text:tab/>input</text:span>: <text:span text:style-name="T4">event</text:span>.<text:span text:style-name="T4">target</text:span>.<text:span text:style-name="T4">value</text:span></text:p>
      <text:p text:style-name="P2"><text:tab/>});</text:p>
      <text:p text:style-name="P2"><text:tab/>}</text:p>
      <text:p text:style-name="P2"><text:span text:style-name="T4"><text:tab/>submitMessage</text:span>() {</text:p>
      <text:p text:style-name="P2"><text:span text:style-name="T1"><text:tab/>this</text:span>.<text:span text:style-name="T4">props</text:span>.<text:span text:style-name="T4">submitNewMessage</text:span>(<text:span text:style-name="T1">this</text:span>.<text:span text:style-name="T4">state</text:span>.<text:span text:style-name="T4">input</text:span>)</text:p>
      <text:p text:style-name="P2"><text:span text:style-name="T1"><text:tab/>this</text:span>.<text:span text:style-name="T4">setState</text:span>({</text:p>
      <text:p text:style-name="P2"><text:span text:style-name="T4"><text:tab/>input</text:span>: <text:span text:style-name="T3">''</text:span>,</text:p>
      <text:p text:style-name="P2"><text:tab/>});</text:p>
      <text:p text:style-name="P2"><text:tab/>}</text:p>
      <text:p text:style-name="P2"><text:span text:style-name="T4"><text:tab/>render</text:span>() {</text:p>
      <text:p text:style-name="P2"><text:span text:style-name="T1"><text:tab/>return</text:span> (</text:p>
      <text:p text:style-name="P2"><text:tab/>&lt;<text:span text:style-name="T4">div</text:span>&gt;</text:p>
      <text:p text:style-name="P2"><text:tab/>&lt;<text:span text:style-name="T4">h2</text:span>&gt;<text:span text:style-name="T2">Type</text:span> <text:span text:style-name="T1">in</text:span> <text:span text:style-name="T4">a</text:span> <text:span text:style-name="T1">new</text:span> <text:span text:style-name="T2">Message</text:span>:&lt;/<text:span text:style-name="T4">h2</text:span>&gt;</text:p>
      <text:p text:style-name="P2"><text:tab/>&lt;<text:span text:style-name="T4">input</text:span></text:p>
      <text:p text:style-name="P2"><text:span text:style-name="T4"><text:tab/>value</text:span>={<text:span text:style-name="T1">this</text:span>.<text:span text:style-name="T4">state</text:span>.<text:span text:style-name="T4">input</text:span>}</text:p>
      <text:p text:style-name="P2"><text:span text:style-name="T4"><text:tab/>onChange</text:span>={<text:span text:style-name="T1">this</text:span>.<text:span text:style-name="T4">handleChange</text:span>}/&gt;&lt;<text:span text:style-name="T4">br</text:span>/&gt;</text:p>
      <text:p text:style-name="P2"><text:tab/>&lt;<text:span text:style-name="T4">button</text:span> <text:span text:style-name="T4">onClick</text:span>={<text:span text:style-name="T1">this</text:span>.<text:span text:style-name="T4">submitMessage</text:span>}&gt;<text:span text:style-name="T2">Submit</text:span>&lt;/<text:span text:style-name="T4">button</text:span>&gt;</text:p>
      <text:p text:style-name="P2"><text:tab/>&lt;<text:span text:style-name="T4">ul</text:span>&gt;</text:p>
      <text:p text:style-name="P2"><text:tab/>{<text:span text:style-name="T1">this</text:span>.<text:span text:style-name="T4">props</text:span>.<text:span text:style-name="T4">messages</text:span>.<text:span text:style-name="T4">map</text:span>( (<text:span text:style-name="T4">message</text:span>, <text:span text:style-name="T4">idx</text:span>) =&gt; {</text:p>
      <text:p text:style-name="P2"><text:span text:style-name="T1"><text:tab/>return</text:span> (</text:p>
      <text:p text:style-name="P2"><text:tab/>&lt;<text:span text:style-name="T4">li</text:span> <text:span text:style-name="T4">key</text:span>={<text:span text:style-name="T4">idx</text:span>}&gt;{<text:span text:style-name="T4">message</text:span>}&lt;/<text:span text:style-name="T4">li</text:span>&gt;</text:p>
      <text:p text:style-name="P2"><text:tab/>)</text:p>
      <text:p text:style-name="P2"><text:tab/>})</text:p>
      <text:p text:style-name="P2"><text:tab/>}</text:p>
      <text:p text:style-name="P2"><text:tab/>&lt;/<text:span text:style-name="T4">ul</text:span>&gt;</text:p>
      <text:p text:style-name="P2"><text:tab/>&lt;/<text:span text:style-name="T4">div</text:span>&gt;</text:p>
      <text:p text:style-name="P2"><text:tab/>);</text:p>
      <text:p text:style-name="P2"><text:tab/>}</text:p>
      <text:p text:style-name="P2"><text:tab/>};</text:p>
      <text:p text:style-name="P7"><text:tab/></text:p>
      <text:p text:style-name="P2"><text:span text:style-name="T1"><text:tab/>const</text:span> <text:span text:style-name="T4">mapStateToProps</text:span> = (<text:span text:style-name="T4">state</text:span>) =&gt; {</text:p>
      <text:p text:style-name="P2"><text:span text:style-name="T1"><text:tab/>return</text:span> {<text:span text:style-name="T4">messages</text:span>: <text:span text:style-name="T4">state</text:span>}</text:p>
      <text:p text:style-name="P2"><text:tab/>};</text:p>
      <text:p text:style-name="P7"><text:tab/></text:p>
      <text:p text:style-name="P2"><text:span text:style-name="T1"><text:tab/>const</text:span> <text:span text:style-name="T4">mapDispatchToProps</text:span> = (<text:span text:style-name="T4">dispatch</text:span>) =&gt; {</text:p>
      <text:p text:style-name="P2"><text:span text:style-name="T1"><text:tab/>return</text:span> {</text:p>
      <text:p text:style-name="P2"><text:span text:style-name="T4"><text:tab/>submitNewMessage</text:span>: (<text:span text:style-name="T4">message</text:span>) =&gt; {</text:p>
      <text:p text:style-name="P2"><text:span text:style-name="T4"><text:tab/>dispatch</text:span>(<text:span text:style-name="T4">addMessage</text:span>(<text:span text:style-name="T4">message</text:span>))</text:p>
      <text:p text:style-name="P2"><text:tab/>}</text:p>
      <text:p text:style-name="P2"><text:tab/>}</text:p>
      <text:p text:style-name="P2"><text:soft-page-break/><text:tab/>};</text:p>
      <text:p text:style-name="P7"/>
      <text:p text:style-name="P2"><text:span text:style-name="T1"><text:tab/>const</text:span> <text:span text:style-name="T2">Container</text:span> = <text:span text:style-name="T4">connect</text:span>(<text:span text:style-name="T4">mapStateToProps</text:span>, <text:span text:style-name="T4">mapDispatchToProps</text:span>)(<text:span text:style-name="T2">Presentational</text:span>);</text:p>
      <text:p text:style-name="P7"/>
      <text:p text:style-name="P2"><text:span text:style-name="T1"><text:tab/>class</text:span> <text:span text:style-name="T2">AppWrapper</text:span> <text:span text:style-name="T1">extends</text:span> <text:span text:style-name="T2">React</text:span>.<text:span text:style-name="T2">Component</text:span> {</text:p>
      <text:p text:style-name="P2"><text:span text:style-name="T4"><text:tab/>render</text:span>() {</text:p>
      <text:p text:style-name="P2"><text:span text:style-name="T1"><text:tab/>return</text:span> (</text:p>
      <text:p text:style-name="P2"><text:tab/>&lt;<text:span text:style-name="T2">Provider</text:span> <text:span text:style-name="T4">store</text:span>={<text:span text:style-name="T4">store</text:span>}&gt;</text:p>
      <text:p text:style-name="P2"><text:tab/>&lt;<text:span text:style-name="T2">Container</text:span>/&gt;</text:p>
      <text:p text:style-name="P2"><text:tab/>&lt;/<text:span text:style-name="T2">Provider</text:span>&gt;</text:p>
      <text:p text:style-name="P2"><text:tab/>);</text:p>
      <text:p text:style-name="P2"><text:tab/>}</text:p>
      <text:p text:style-name="P2"><text:tab/>};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0-12-21T16:40:20.715000000</dc:date>
    <meta:editing-duration>PT12M19S</meta:editing-duration>
    <meta:editing-cycles>5</meta:editing-cycles>
    <meta:document-statistic meta:table-count="0" meta:image-count="0" meta:object-count="0" meta:page-count="3" meta:paragraph-count="98" meta:word-count="191" meta:character-count="1610" meta:non-whitespace-character-count="1413"/>
  </office:meta>
</office:document-meta>
</file>